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.11</text:span> Examine the difficulty of adding a proposed <text:span text:style-name="T2">lwi.d rd, rs1, rs2</text:span> (“Load With Increment”) instruction to RISC-V.</text:p>
      <text:p text:style-name="P1"/>
      <text:p text:style-name="P1">Interpretation: <text:span text:style-name="T2">Reg[rd]=Mem[Reg[rs1]+Reg[rs2]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1-23T09:28:34.727000000</dc:date>
    <meta:editing-duration>PT1M24S</meta:editing-duration>
    <meta:editing-cycles>1</meta:editing-cycles>
    <meta:document-statistic meta:table-count="0" meta:image-count="0" meta:object-count="0" meta:page-count="1" meta:paragraph-count="2" meta:word-count="20" meta:character-count="160" meta:non-whitespace-character-count="142"/>
  </office:meta>
</office:document-meta>
</file>